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8864" calcext:value-type="float">
            <text:p>127.3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99136" calcext:value-type="float">
            <text:p>127.1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92" calcext:value-type="float">
            <text:p>126.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6696" calcext:value-type="float">
            <text:p>126.7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2336" calcext:value-type="float">
            <text:p>126.1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94008" calcext:value-type="float">
            <text:p>125.7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996" calcext:value-type="float">
            <text:p>125.4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4512" calcext:value-type="float">
            <text:p>125.2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6132" calcext:value-type="float">
            <text:p>124.8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87" calcext:value-type="float">
            <text:p>124.5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49968" calcext:value-type="float">
            <text:p>123.9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2208" calcext:value-type="float">
            <text:p>123.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72272" calcext:value-type="float">
            <text:p>122.5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2736" calcext:value-type="float">
            <text:p>121.7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53072" calcext:value-type="float">
            <text:p>121.3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08192" calcext:value-type="float">
            <text:p>120.4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00928" calcext:value-type="float">
            <text:p>120.2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3608" calcext:value-type="float">
            <text:p>118.7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1248" calcext:value-type="float">
            <text:p>118.9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9576" calcext:value-type="float">
            <text:p>119.2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5424" calcext:value-type="float">
            <text:p>118.8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71544" calcext:value-type="float">
            <text:p>118.2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856" calcext:value-type="float">
            <text:p>118.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76016" calcext:value-type="float">
            <text:p>117.4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1356" calcext:value-type="float">
            <text:p>116.1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94944" calcext:value-type="float">
            <text:p>114.9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97664" calcext:value-type="float">
            <text:p>113.8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936" calcext:value-type="float">
            <text:p>112.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932" calcext:value-type="float">
            <text:p>112.6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8432" calcext:value-type="float">
            <text:p>110.8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5136" calcext:value-type="float">
            <text:p>110.4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676" calcext:value-type="float">
            <text:p>111.2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199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9672" calcext:value-type="float">
            <text:p>109.3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08544" calcext:value-type="float">
            <text:p>109.5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2704" calcext:value-type="float">
            <text:p>108.5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452" calcext:value-type="float">
            <text:p>108.5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3648" calcext:value-type="float">
            <text:p>107.6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514" calcext:value-type="float">
            <text:p>106.4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8232" calcext:value-type="float">
            <text:p>105.4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7112" calcext:value-type="float">
            <text:p>104.1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58" calcext:value-type="float">
            <text:p>103.5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22" calcext:value-type="float">
            <text:p>101.4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502</text:p>
          </table:table-cell>
          <table:table-cell office:value-type="string" calcext:value-type="string">
            <text:p>TWDB:1026502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22" calcext:value-type="float">
            <text:p>101.4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